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LinkTransformer.getWebappUrl( Parameters params , Map objectMod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LinkTransformer.setup( SourceResolver resolver , Map objectModel , String src , Parameter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LinkTransformer.setAttribute( AttributesImpl attr , String name ,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tributeConfiguration.AttributeConfiguration( String namespace , String element , String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LinkTransformer.handleLink( String linkUrl , AttributeConfiguration config , AttributesImpl newAtt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ttributeConfiguration.matches( String uri , String name , Attributes att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LinkTransformer.startElement( String uri , String name , String qname , Attributes attrs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9">
            <text:p text:style-name="Table_20_Contents">9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AbstractLinkTransformer.getCacheKey( String namespace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LinkTransformer.configure( Configuration confi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AbstractLinkTransformer.endElement( String uri , String name , String q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LinkTransformer.getMatchingConfigurations( String namespace , String localName , Attributes attr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bstractLinkTransformer.existsMatchingConfiguration( String namespace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LinkTransformer.markBrokenLink( AttributesImpl newAttrs , String attrName , String brokenLinkUri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